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72180" officeooo:paragraph-rsid="00072180"/>
    </style:style>
    <style:style style:name="P2" style:family="paragraph" style:parent-style-name="List_20_Heading" style:list-style-name="L1"/>
    <style:style style:name="P3" style:family="paragraph" style:parent-style-name="Standard" style:list-style-name="L1">
      <style:text-properties officeooo:rsid="00072180" officeooo:paragraph-rsid="00072180"/>
    </style:style>
    <style:style style:name="P4" style:family="paragraph" style:parent-style-name="Standard" style:list-style-name="L1">
      <style:text-properties officeooo:rsid="0007a89b" officeooo:paragraph-rsid="0007a89b"/>
    </style:style>
    <style:style style:name="P5" style:family="paragraph" style:parent-style-name="Standard" style:list-style-name="L1">
      <style:text-properties officeooo:rsid="00081f07" officeooo:paragraph-rsid="00081f07"/>
    </style:style>
    <style:style style:name="P6" style:family="paragraph" style:parent-style-name="Standard" style:list-style-name="L1">
      <style:text-properties officeooo:rsid="00092eab" officeooo:paragraph-rsid="00092eab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CM Library Setup and Execution</text:p>
      <text:p text:style-name="P1"/>
      <text:p text:style-name="P1">The following set of instructions assume that this is a manual setup of ECM. These same steps are replicated in a set of PowerShell scripts that can be made available.</text:p>
      <text:p text:style-name="P1"/>
      <text:list xml:id="list1357182644" text:style-name="L1">
        <text:list-item>
          <text:p text:style-name="P2">Determine how ECM will be installed.</text:p>
          <text:list>
            <text:list-item>
              <text:p text:style-name="P3">All one server OR</text:p>
            </text:list-item>
            <text:list-item>
              <text:p text:style-name="P3">IIS server</text:p>
            </text:list-item>
            <text:list-item>
              <text:p text:style-name="P3">Secure Attach Server</text:p>
            </text:list-item>
            <text:list-item>
              <text:p text:style-name="P3">Repository Server</text:p>
            </text:list-item>
          </text:list>
        </text:list-item>
        <text:list-item>
          <text:p text:style-name="P3">Install SQL Server</text:p>
          <text:list>
            <text:list-item>
              <text:p text:style-name="P3">If multiple servers are used, install DB on appropriate server</text:p>
            </text:list-item>
            <text:list-item>
              <text:p text:style-name="P3">Install all databases on the specified servers.</text:p>
              <text:list>
                <text:list-item>
                  <text:p text:style-name="P5">Secure Attach</text:p>
                  <text:list>
                    <text:list-item>
                      <text:p text:style-name="P6">Note: The Search WEB config must point to this server as the application launch point.</text:p>
                    </text:list-item>
                  </text:list>
                </text:list-item>
                <text:list-item>
                  <text:p text:style-name="P3">Repository Server</text:p>
                  <text:list>
                    <text:list-item>
                      <text:p text:style-name="P3">Load initial data</text:p>
                    </text:list-item>
                    <text:list-item>
                      <text:p text:style-name="P3">Verify Full-text indexes are created</text:p>
                    </text:list-item>
                    <text:list-item>
                      <text:p text:style-name="P3">Install all word breakers</text:p>
                    </text:list-item>
                    <text:list-item>
                      <text:p text:style-name="P3">Migrate data from previous install if needed using SSIS script</text:p>
                    </text:list-item>
                  </text:list>
                </text:list-item>
                <text:list-item>
                  <text:p text:style-name="P3">Thesaurus </text:p>
                  <text:list>
                    <text:list-item>
                      <text:p text:style-name="P3">Create</text:p>
                    </text:list-item>
                    <text:list-item>
                      <text:p text:style-name="P3">Load data </text:p>
                    </text:list-item>
                    <text:list-item>
                      <text:p text:style-name="P3">Or Migrate from previous using SSIS script</text:p>
                    </text:list-item>
                  </text:list>
                </text:list-item>
                <text:list-item>
                  <text:p text:style-name="P5">TDR if needed</text:p>
                </text:list-item>
                <text:list-item>
                  <text:p text:style-name="P5">K3 if needed</text:p>
                </text:list-item>
              </text:list>
            </text:list-item>
          </text:list>
        </text:list-item>
        <text:list-item>
          <text:p text:style-name="P3">Verify IIS is installed </text:p>
          <text:list>
            <text:list-item>
              <text:p text:style-name="P3">Install FTP</text:p>
            </text:list-item>
            <text:list-item>
              <text:p text:style-name="P3">Install Services on server</text:p>
            </text:list-item>
          </text:list>
        </text:list-item>
        <text:list-item>
          <text:p text:style-name="P3">Search Config Setup</text:p>
          <text:list>
            <text:list-item>
              <text:p text:style-name="P3">Verify the Secure Server is setup within the WEB config file</text:p>
            </text:list-item>
            <text:list-item>
              <text:p text:style-name="P3">Determine and encrypt all connection strings</text:p>
            </text:list-item>
            <text:list-item>
              <text:p text:style-name="P3">Install encrypted connection strings into WEB config</text:p>
            </text:list-item>
            <text:list-item>
              <text:p text:style-name="P3">Verify connection can be established to server</text:p>
            </text:list-item>
          </text:list>
        </text:list-item>
        <text:list-item>
          <text:p text:style-name="P3">Secure Server Config Setup</text:p>
          <text:list>
            <text:list-item>
              <text:p text:style-name="P3">Company(s) codes</text:p>
            </text:list-item>
            <text:list-item>
              <text:p text:style-name="P3">Connection strings</text:p>
            </text:list-item>
            <text:list-item>
              <text:p text:style-name="P3">Endpoints</text:p>
            </text:list-item>
            <text:list-item>
              <text:p text:style-name="P3">Verify connection can be established to server</text:p>
            </text:list-item>
          </text:list>
        </text:list-item>
        <text:list-item>
          <text:p text:style-name="P4">Launch Search and verify connection to</text:p>
          <text:list>
            <text:list-item>
              <text:p text:style-name="P4">Secure Server</text:p>
            </text:list-item>
            <text:list-item>
              <text:p text:style-name="P4">ECM Repository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16M21S</meta:editing-duration>
    <meta:editing-cycles>7</meta:editing-cycles>
    <meta:generator>LibreOffice/5.4.1.2$Windows_X86_64 LibreOffice_project/ea7cb86e6eeb2bf3a5af73a8f7777ac570321527</meta:generator>
    <dc:date>2017-09-29T10:07:30.717000000</dc:date>
    <meta:document-statistic meta:table-count="0" meta:image-count="0" meta:object-count="0" meta:page-count="1" meta:paragraph-count="39" meta:word-count="237" meta:character-count="1451" meta:non-whitespace-character-count="1213"/>
    <meta:user-defined meta:name="Info 1"/>
    <meta:user-defined meta:name="Info 2"/>
    <meta:user-defined meta:name="Info 3"/>
    <meta:user-defined meta:name="Info 4"/>
  </office:meta>
</office:document-meta>
</file>